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070000030049A2D03C8F3444CF.jpg" manifest:media-type="image/jpeg"/>
  <manifest:file-entry manifest:full-path="Pictures/10000000000001F4000001F4D1F47D7AB7A89EFA.jpg" manifest:media-type="image/jpeg"/>
  <manifest:file-entry manifest:full-path="Pictures/10000000000002EE000002EEE269F2279D40B370.jpg" manifest:media-type="image/jpeg"/>
  <manifest:file-entry manifest:full-path="Pictures/100000000000021C0000021C830BE7DE9CADB278.jpg" manifest:media-type="image/jpeg"/>
  <manifest:file-entry manifest:full-path="Pictures/10000000000007D000000970415C63771F6CBB76.jpg" manifest:media-type="image/jpeg"/>
  <manifest:file-entry manifest:full-path="Pictures/10000000000003880000038E674AD5F7A2862DD1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cm" svg:stroke-color="#000000" draw:marker-start-width="0.8cm" draw:marker-end-width="0.8cm" draw:fill="none" draw:textarea-horizontal-align="justify" draw:textarea-vertical-align="middle" draw:auto-grow-height="false" fo:min-height="4.148cm" fo:min-width="3.898cm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fo:min-height="3.94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8cm" svg:height="6.845cm" svg:x="12.034cm" svg:y="19.869cm">
          <draw:image xlink:href="Pictures/10000000000003880000038E674AD5F7A2862DD1.jpg" xlink:type="simple" xlink:show="embed" xlink:actuate="onLoad">
            <text:p/>
          </draw:image>
        </draw:frame>
        <draw:frame draw:style-name="gr1" draw:text-style-name="P1" draw:layer="layout" svg:width="7cm" svg:height="7cm" svg:x="2.721cm" svg:y="19.796cm">
          <draw:image xlink:href="Pictures/100000000000021C0000021C830BE7DE9CADB278.jpg" xlink:type="simple" xlink:show="embed" xlink:actuate="onLoad">
            <text:p/>
          </draw:image>
        </draw:frame>
        <draw:frame draw:style-name="gr1" draw:text-style-name="P1" draw:layer="layout" svg:width="7cm" svg:height="7cm" svg:x="11.941cm" svg:y="12.615cm">
          <draw:image xlink:href="Pictures/10000000000002EE000002EEE269F2279D40B370.jpg" xlink:type="simple" xlink:show="embed" xlink:actuate="onLoad">
            <text:p/>
          </draw:image>
        </draw:frame>
        <draw:frame draw:style-name="gr1" draw:text-style-name="P1" draw:layer="layout" svg:width="7cm" svg:height="7cm" svg:x="2.705cm" svg:y="12.615cm">
          <draw:image xlink:href="Pictures/10000000000001F4000001F4D1F47D7AB7A89EFA.jpg" xlink:type="simple" xlink:show="embed" xlink:actuate="onLoad">
            <text:p/>
          </draw:image>
        </draw:frame>
        <draw:frame draw:style-name="gr1" draw:text-style-name="P1" draw:layer="layout" svg:width="4.967cm" svg:height="6cm" svg:x="13.051cm" svg:y="5.795cm">
          <draw:image xlink:href="Pictures/10000000000007D000000970415C63771F6CBB76.jpg" xlink:type="simple" xlink:show="embed" xlink:actuate="onLoad">
            <text:p/>
          </draw:image>
        </draw:frame>
        <draw:frame draw:style-name="gr1" draw:text-style-name="P1" draw:layer="layout" svg:width="6.8cm" svg:height="6.738cm" svg:x="2.778cm" svg:y="5.515cm">
          <draw:image xlink:href="Pictures/10000000000003070000030049A2D03C8F3444CF.jpg" xlink:type="simple" xlink:show="embed" xlink:actuate="onLoad">
            <text:p/>
          </draw:image>
        </draw:frame>
        <draw:custom-shape draw:style-name="gr2" draw:text-style-name="P2" draw:layer="layout" svg:width="6.5cm" svg:height="6.5cm" svg:x="12.144cm" svg:y="5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9.59cm" svg:height="4.191cm" svg:x="1cm" svg:y="1cm">
          <draw:text-box>
            <text:p text:style-name="P1">Transparencies</text:p>
            <text:p/>
            <text:p text:style-name="P1">Print on transparency, cut out, and use as a source imag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ibaro </meta:initial-creator>
    <meta:creation-date>2016-09-27T19:49:29.730449205</meta:creation-date>
    <dc:date>2016-09-27T21:05:41.761438360</dc:date>
    <dc:creator>Kibaro </dc:creator>
    <meta:editing-duration>PT53M41S</meta:editing-duration>
    <meta:editing-cycles>13</meta:editing-cycles>
    <meta:generator>LibreOffice/5.0.3.2$Linux_X86_64 LibreOffice_project/00m0$Build-2</meta:generator>
    <meta:document-statistic meta:object-count="8"/>
  </office:meta>
</office:document-meta>
</file>